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.139cm" svg:height="11.899cm" svg:x="6.938cm" svg:y="0.186cm">
            <draw:object draw:notify-on-update-of-ranges="Hoja1.A2:Hoja1.A27 Hoja1.B1:Hoja1.B1 Hoja1.B2:Hoja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ani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813333" calcext:value-type="float">
            <text:p>8,13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446667" calcext:value-type="float">
            <text:p>4,47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966667" calcext:value-type="float">
            <text:p>9,67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188667" calcext:value-type="float">
            <text:p>1,89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400667" calcext:value-type="float">
            <text:p>4,01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862" calcext:value-type="float">
            <text:p>8,6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726" calcext:value-type="float">
            <text:p>0,0001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35933" calcext:value-type="float">
            <text:p>0,000335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758" calcext:value-type="float">
            <text:p>0,0003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751133" calcext:value-type="float">
            <text:p>0,0007511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41293" calcext:value-type="float">
            <text:p>0,001412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3494" calcext:value-type="float">
            <text:p>0,0023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70253" calcext:value-type="float">
            <text:p>0,004702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91522" calcext:value-type="float">
            <text:p>0,00915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82772" calcext:value-type="float">
            <text:p>0,01827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65451" calcext:value-type="float">
            <text:p>0,0365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31529" calcext:value-type="float">
            <text:p>0,07315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6489" calcext:value-type="float">
            <text:p>0,1464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2123" calcext:value-type="float">
            <text:p>0,3021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87849" calcext:value-type="float">
            <text:p>0,5878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841" calcext:value-type="float">
            <text:p>1,18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36388" calcext:value-type="float">
            <text:p>2,363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80955" calcext:value-type="float">
            <text:p>4,809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6683" calcext:value-type="float">
            <text:p>9,566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1624" calcext:value-type="float">
            <text:p>19,16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.2685" calcext:value-type="float">
            <text:p>39,2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9:01:20.1099853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2:04:41.550959952</meta:creation-date>
    <dc:date>2022-03-27T14:07:21.013921420</dc:date>
    <meta:editing-duration>PT19H6M</meta:editing-duration>
    <meta:editing-cycles>3</meta:editing-cycles>
    <meta:generator>LibreOffice/6.4.7.2$Linux_X86_64 LibreOffice_project/40$Build-2</meta:generator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4cm" svg:height="11.9cm" xlink:href=".." xlink:type="simple" chart:class="chart:scatter" chart:style-name="ch1">
        <chart:title svg:x="8.886cm" svg:y="0.374cm" chart:style-name="ch2">
          <text:p>Eficiencia Hanoi</text:p>
        </chart:title>
        <chart:legend chart:legend-position="end" svg:x="16.462cm" svg:y="5.402cm" style:legend-expansion="high" chart:style-name="ch3"/>
        <chart:plot-area chart:style-name="ch4" table:cell-range-address="Hoja1.A2:Hoja1.B27 Hoja1.B1:Hoja1.B1" chart:data-source-has-labels="row" svg:x="1.433cm" svg:y="1.391cm" svg:width="14.607cm" svg:height="9.29cm">
          <chartooo:coordinate-region svg:x="3.166cm" svg:y="1.59cm" svg:width="12.687cm" svg:height="8.444cm"/>
          <chart:axis chart:dimension="x" chart:name="primary-x" chart:style-name="ch5">
            <chart:title svg:x="8.044cm" svg:y="10.919cm" chart:style-name="ch6">
              <text:p>Tamanio</text:p>
            </chart:title>
          </chart:axis>
          <chart:axis chart:dimension="y" chart:name="primary-y" chart:style-name="ch7">
            <chart:title svg:x="0.451cm" svg:y="6.636cm" chart:style-name="ch8">
              <text:p>Tiempo</text:p>
            </chart:title>
            <chart:grid chart:style-name="ch9" chart:class="major"/>
          </chart:axis>
          <chart:series chart:style-name="ch10" chart:values-cell-range-address="Hoja1.B2:Hoja1.B27" chart:label-cell-address="Hoja1.B1:Hoja1.B1" chart:class="chart:scatter">
            <chart:domain table:cell-range-address="Hoja1.A2:Hoja1.A27"/>
            <chart:regression-curve chart:style-name="ch11">
              <chart:equation chart:display-equation="true" chart:display-r-square="true"/>
            </chart:regression-curve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Hoja1.A2:Hoja1.A27</svg:desc>
                </draw:g>
              </table:table-cell>
              <table:table-cell office:value-type="float" office:value="0.00000813333">
                <text:p>0.00000813333</text:p>
                <draw:g>
                  <svg:desc>Hoja1.B2:Hoja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446667">
                <text:p>0.0000044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966667">
                <text:p>0.000009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188667">
                <text:p>0.0000188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400667">
                <text:p>0.0000400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862">
                <text:p>0.0000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1726">
                <text:p>0.0001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335933">
                <text:p>0.000335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3758">
                <text:p>0.0003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751133">
                <text:p>0.000751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141293">
                <text:p>0.00141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23494">
                <text:p>0.0023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470253">
                <text:p>0.00470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0.0091522">
                <text:p>0.0091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0.0182772">
                <text:p>0.0182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0365451">
                <text:p>0.0365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0.0731529">
                <text:p>0.0731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0.146489">
                <text:p>0.146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0.302123">
                <text:p>0.30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0.587849">
                <text:p>0.587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.1841">
                <text:p>1.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.36388">
                <text:p>2.36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4.80955">
                <text:p>4.80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9.56683">
                <text:p>9.56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9.1624">
                <text:p>19.1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9.2685">
                <text:p>39.2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